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4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Ark: Survival Evolv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unter-Strike: Global Offensiv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rrys Mo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surgenc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am Fortress 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a xlink:href="https://game.atw.hu/admin/nests/egg/35" xlink:type="simple">7 Days To Die</text:a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a xlink:href="https://game.atw.hu/admin/nests/egg/40" xlink:type="simple">Don't Starve Together</text:a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a xlink:href="https://game.atw.hu/admin/nests/egg/41" xlink:type="simple">Conan Exiles</text:a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a xlink:href="https://game.atw.hu/admin/nests/egg/42" xlink:type="simple">Mordhau</text:a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a xlink:href="https://game.atw.hu/admin/nests/egg/43" xlink:type="simple">Starbound</text:a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a xlink:href="https://game.atw.hu/admin/nests/egg/44" xlink:type="simple">Rust</text:a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a xlink:href="https://game.atw.hu/admin/nests/egg/45" xlink:type="simple">Stationeers</text:a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a xlink:href="https://game.atw.hu/admin/nests/egg/46" xlink:type="simple">Unturned</text:a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TA V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TA S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rrari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ma 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d Dead Redemption 2</text:p>
          </table:table-cell>
          <table:table-cell table:number-columns-repeated="1023"/>
        </table:table-row>
        <table:table-row table:style-name="ro1" table:number-rows-repeated="10">
          <table:table-cell table:style-name="ce1"/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00.00.00</text:date>, <text:time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4T14:40:56.140000000</meta:creation-date>
    <dc:date>2020-09-24T15:11:33.279000000</dc:date>
    <meta:editing-duration>PT10M16S</meta:editing-duration>
    <meta:editing-cycles>1</meta:editing-cycles>
    <meta:document-statistic meta:table-count="1" meta:cell-count="18" meta:object-count="0"/>
    <meta:generator>LibreOffice/7.0.1.2$Windows_x86 LibreOffice_project/7cbcfc562f6eb6708b5ff7d7397325de9e764452</meta:generator>
  </office:meta>
</office:document-meta>
</file>